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2" style:family="paragraph" style:parent-style-name="No_20_Spacing">
      <style:text-properties style:font-name="Times New Roman"/>
    </style:style>
    <style:style style:name="P3" style:family="paragraph" style:parent-style-name="No_20_Spacing">
      <style:paragraph-properties fo:text-align="justify" style:justify-single-word="false"/>
      <style:text-properties style:font-name="Times New Roman"/>
    </style:style>
    <style:style style:name="P4" style:family="paragraph" style:parent-style-name="No_20_Spacing" style:master-page-name="Standard">
      <style:paragraph-properties fo:text-align="center" style:justify-single-word="false" style:page-number="auto"/>
    </style:style>
    <style:style style:name="P5" style:family="paragraph" style:parent-style-name="No_20_Spacing">
      <style:paragraph-properties fo:margin-left="0cm" fo:margin-right="0cm" fo:margin-top="0cm" fo:margin-bottom="0cm" fo:text-align="justify" style:justify-single-word="false" fo:text-indent="0cm" style:auto-text-indent="true"/>
    </style:style>
    <style:style style:name="P6" style:family="paragraph" style:parent-style-name="No_20_Spacing">
      <style:paragraph-properties fo:margin-left="0cm" fo:margin-right="0cm" fo:margin-top="0cm" fo:margin-bottom="0cm" fo:text-align="justify" style:justify-single-word="false" fo:text-indent="0cm" style:auto-text-indent="true"/>
      <style:text-properties style:font-name="Times New Roman" fo:font-size="12pt" fo:language="ru" fo:country="RU" style:font-size-asian="12pt" style:font-name-complex="Times New Roman1" style:font-size-complex="12pt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true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true"/>
    </style:style>
    <style:style style:name="P1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true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true">
        <style:tab-stops>
          <style:tab-stop style:position="6.533cm"/>
        </style:tab-stops>
      </style:paragraph-properties>
    </style:style>
    <style:style style:name="P13" style:family="paragraph" style:parent-style-name="Text_20_body">
      <style:paragraph-properties fo:margin-left="0cm" fo:margin-right="0cm" fo:margin-top="0cm" fo:margin-bottom="0cm" fo:line-height="100%" fo:text-indent="0cm" style:auto-text-indent="true">
        <style:tab-stops>
          <style:tab-stop style:position="5.611cm"/>
        </style:tab-stops>
      </style:paragraph-properties>
    </style:style>
    <style:style style:name="P14" style:family="paragraph" style:parent-style-name="Text_20_body">
      <style:paragraph-properties fo:margin-left="0cm" fo:margin-right="0cm" fo:margin-top="0cm" fo:margin-bottom="0cm" fo:line-height="100%" fo:text-indent="0cm" style:auto-text-indent="true">
        <style:tab-stops>
          <style:tab-stop style:position="6.472cm"/>
        </style:tab-stops>
      </style:paragraph-properties>
    </style:style>
    <style:style style:name="P15" style:family="paragraph" style:parent-style-name="Text_20_body">
      <style:paragraph-properties fo:margin-left="0cm" fo:margin-right="0cm" fo:margin-top="0cm" fo:margin-bottom="0cm" fo:line-height="100%" fo:text-indent="0cm" style:auto-text-indent="true">
        <style:tab-stops>
          <style:tab-stop style:position="4.177cm"/>
        </style:tab-stops>
      </style:paragraph-properties>
    </style:style>
    <style:style style:name="P16" style:family="paragraph" style:parent-style-name="Text_20_body">
      <style:paragraph-properties fo:margin-left="0cm" fo:margin-right="0cm" fo:margin-top="0cm" fo:margin-bottom="0cm" fo:line-height="100%" fo:text-indent="0cm" style:auto-text-indent="true">
        <style:tab-stops>
          <style:tab-stop style:position="5.611cm"/>
        </style:tab-stops>
      </style:paragraph-properties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true"/>
    </style:style>
    <style:style style:name="P18" style:family="paragraph" style:parent-style-name="Body_20_Text_20_2">
      <style:paragraph-properties fo:margin-left="0cm" fo:margin-right="0cm" fo:line-height="100%" fo:text-align="justify" style:justify-single-word="false" fo:text-indent="1.27cm" style:auto-text-indent="false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2pt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7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fo:language="ru" fo:country="RU" fo:font-weight="bold" style:font-size-asian="14pt" style:font-weight-asian="bold" style:font-name-complex="Times New Roman1" style:font-size-complex="12pt" style:font-weight-complex="bold"/>
    </style:style>
    <style:style style:name="T12" style:family="text">
      <style:text-properties fo:font-size="14pt" fo:language="ru" fo:country="RU" style:font-size-asian="14pt" style:font-name-complex="Times New Roman1" style:font-size-complex="12pt"/>
    </style:style>
    <style:style style:name="T13" style:family="text">
      <style:text-properties fo:language="ru" fo:country="RU" fo:font-weight="bold" style:font-weight-asian="bold" style:font-name-complex="Times New Roman1" style:font-weight-complex="bold"/>
    </style:style>
    <style:style style:name="T14" style:family="text">
      <style:text-properties fo:language="ru" fo:country="RU" style:font-name-complex="Times New Roman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fo:language="ru" fo:country="RU" fo:font-weight="bold" style:font-size-asian="12pt" style:font-weight-asian="bold" style:font-name-complex="Times New Roman1" style:font-size-complex="12pt"/>
    </style:style>
    <style:style style:name="T17" style:family="text">
      <style:text-properties fo:letter-spacing="-0.005cm"/>
    </style:style>
    <style:style style:name="T18" style:family="text">
      <style:text-properties fo:letter-spacing="-0.004cm"/>
    </style:style>
    <style:style style:name="T19" style:family="text">
      <style:text-properties fo:letter-spacing="0.007cm"/>
    </style:style>
    <style:style style:name="T20" style:family="text">
      <style:text-properties fo:letter-spacing="-0.002cm"/>
    </style:style>
    <style:style style:name="T21" style:family="text">
      <style:text-properties fo:letter-spacing="0.021cm"/>
    </style:style>
    <style:style style:name="T22" style:family="text">
      <style:text-properties fo:letter-spacing="0.037cm"/>
    </style:style>
    <style:style style:name="T23" style:family="text">
      <style:text-properties fo:letter-spacing="0.002cm"/>
    </style:style>
    <style:style style:name="T24" style:family="text">
      <style:text-properties fo:letter-spacing="-0.007cm"/>
    </style:style>
    <style:style style:name="T25" style:family="text">
      <style:text-properties fo:letter-spacing="0.014cm"/>
    </style:style>
    <style:style style:name="T26" style:family="text">
      <style:text-properties fo:letter-spacing="-0.011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Индивидуальное задание №4</text:span></text:p>
      <text:p text:style-name="P1"/>
      <text:p text:style-name="P5"><text:span text:style-name="T7">1. Задание</text:span></text:p>
      <text:p text:style-name="P5"><text:span text:style-name="T6">Необходимо реализовать на языке ассемблера задание, предложенное в варианте. Программа оформляется в виде ассемблерной вставки языка </text:span><text:span text:style-name="T5">C</text:span><text:span text:style-name="T6">. Программный код не должен содержать комментариев. Обучающийся должен быть способен пояснить каждую строку программы по просьбе преподавателя. Индивидуальное задание засчитывается, если программный код успешно компилируется, программа выполняется без ошибок и обучающийся отвечает на все вопросы преподавателя по программному коду.</text:span></text:p>
      <text:p text:style-name="P6"/>
      <text:p text:style-name="P5"><text:span text:style-name="T7">2. Справочные данные</text:span></text:p>
      <text:p text:style-name="P11"><text:span text:style-name="T6">См. на </text:span><text:a xlink:type="simple" xlink:href="https://disk.yandex.ru/client/disk/МироненкоАН/2018-19/2%20семестр/ФКН/Вычислительные%20системы/СПБ">https://disk.yandex.ru/client/disk/%D0%9C%D0%B8%D1%80%D0%BE%D0%BD%D0%B5%D0%BD%D0%BA%D0%BE%D0%90%D0%9D/2018-19/2%20%D1%81%D0%B5%D0%BC%D0%B5%D1%81%D1%82%D1%80/%D0%A4%D0%9A%D0%9D/%D0%92%D1%8B%D1%87%D0%B8%D1%81%D0%BB%D0%B8%D1%82%D0%B5%D0%BB%D1%8C%D0%BD%D1%8B%D0%B5%20%D1%81%D0%B8%D1%81%D1%82%D0%B5%D0%BC%D1%8B/%D0%A1%D0%9F%D0%91</text:a><text:span text:style-name="T6"> <text:s/>в папке «Литература», файлы Цепочечные команды.pdf, Цепочечные команды2.pdf</text:span></text:p>
      <text:p text:style-name="P9"/>
      <text:p text:style-name="P3"><text:span text:style-name="T16">3. Варианты заданий</text:span></text:p>
      <text:p text:style-name="P3"/>
      <text:p text:style-name="P2"><text:span text:style-name="T15">4-1</text:span> Строку символов можно рассматривать как однонаправленный список. Реализуйте подпрограммы осуществляющие соответственно операции передвижения по списку, удаление элемента списка, вставка элемента в список, переход на начало списка. Каждая операция должна быть реализована в отдельной подпрограмме. </text:p>
      <text:p text:style-name="P2"><text:span text:style-name="T15">4-2</text:span> Строку символов можно рассматривать как однонаправленный список. Реализуйте подпрограммы осуществляющие соответственно операции поиск элемента в списке, удаление найденного элемента, замена данного элемента на другой. Каждая операция должна быть реализована в отдельной подпрограмме. </text:p>
      <text:p text:style-name="P2"><text:span text:style-name="T15">4-3</text:span> Строку символов можно рассматривать как очередь. Реализуйте подпрограммы осуществляющие соответственно операции добавления элемента в очередь и извлечение элемента из очереди. Каждая операция должна быть реализована в отдельной подпрограмме. </text:p>
      <text:p text:style-name="P2"><text:span text:style-name="T15">4-4</text:span> Реализуйте подпрограмму, которая возвращает символы имеющиеся в данной строке с указанием числа вхождений каждого символа. </text:p>
      <text:p text:style-name="P2"><text:span text:style-name="T15">4-5</text:span> Реализуйте подпрограмму, которая находит наибольшую и наименьшую цифру в данной строке, состоящей из букв и цифр.</text:p>
      <text:p text:style-name="P2"><text:span text:style-name="T15">4-6</text:span> Реализуйте подпрограмму, которая заменяет все заглавные буквы данной строки на строчные и наоборот.</text:p>
      <text:p text:style-name="P2"><text:span text:style-name="T15">4-7</text:span> Комплексное число может быть реализовано как запись с двумя полями. Реализуйте операции сложения, вычитания, умножения и деления двух комплексных чисел, в четырех отдельных подпрограммах.</text:p>
      <text:p text:style-name="P2"><text:span text:style-name="T15">4-8</text:span> Дано предложение. Напишите подпрограмму, возвращающую все правильные идентификаторы, имеющиеся в данной предложении.</text:p>
      <text:p text:style-name="P2"><text:span text:style-name="T15">4-9</text:span> Дано предложение, состоящее из нескольких слов, разделенных пробелом. Реализуйте подпрограмму, записывающую слова в том же порядке, но в каждом слове символы должны идти в обратном порядке.</text:p>
      <text:p text:style-name="P2"><text:span text:style-name="T15">4-10</text:span> Дано предложение, состоящее из нескольких слов, разделенных пробелом. Реализуйте подпрограмму, записывающую слова в обратном порядке.</text:p>
      <text:p text:style-name="P2"><text:span text:style-name="T15">4-11</text:span> Дано предложение, состоящее из нескольких слов, разделенных пробелом. Реализуйте подпрограмму, записывающую слова в порядке неубывания их длины.</text:p>
      <text:p text:style-name="P2"><text:soft-page-break/><text:span text:style-name="T15">4-12</text:span> Дано предложение, состоящее из нескольких слов, разделенных пробелом. Реализуйте подпрограмму, записывающую слова в порядке невозрастания их длины.</text:p>
      <text:p text:style-name="P2"><text:span text:style-name="T15">4-13</text:span> Дано предложение, состоящее из нескольких слов, разделенных пробелом. Реализуйте подпрограмму, которая находит слово наименьшей длины и укорачивает все остальные, отбрасывая лишние символы.</text:p>
      <text:p text:style-name="P2"><text:span text:style-name="T15">4-14</text:span> Дано предложение, состоящее из нескольких слов, разделенных пробелом. Реализуйте подпрограмму, удаляющую наиболее часто встречающийся символ. Если все символы встречаются по одному необходимо выдать соответствующее сообщение и ничего не удалять.</text:p>
      <text:p text:style-name="P2"><text:span text:style-name="T15">4-15</text:span> Дано предложение, состоящее из нескольких слов, разделенных пробелом. Реализуйте подпрограмму, возвращающую строчные буквы, встречающиеся в данном предложении.</text:p>
      <text:p text:style-name="P2"><text:span text:style-name="T15">4-16</text:span> Дано предложение, состоящее из нескольких слов, разделенных пробелом. Реализуйте подпрограмму, Возвращающую сначала заглавные, а затем строчные буквы в алфавитном порядке.</text:p>
      <text:p text:style-name="P2"><text:span text:style-name="T15">4-17</text:span> Задано число от 1 до 1999. Реализуйте подпрограмму, возвращающую запись данного числа римскими цифрами.</text:p>
      <text:p text:style-name="P2"><text:span text:style-name="T15">4-18</text:span> Заданы три числа. Реализуйте подпрограмму, возвращающую их наибольший общий делитель.</text:p>
      <text:p text:style-name="P2"><text:span text:style-name="T15">4-19</text:span> Задана строка из цифр. Реализуйте подпрограмму, упорядочивающую данные цифры по неубыванию. <text:s/></text:p>
      <text:p text:style-name="P2"><text:span text:style-name="T13">4-20</text:span><text:span text:style-name="T14"> Задано четыре натуральных числа. Реализуйте подпрограмму нахождения их наименьшего общего кратног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Lucida Sans Unicode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 fo:hyphenation-ladder-count="no-limit"/>
      <style:text-properties style:font-name="Times New Roman" fo:font-size="12pt" style:font-name-asian="Times New Roman1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ody_20_Text_20_2" style:display-name="Body Text 2" style:family="paragraph" style:parent-style-name="Standard" style:default-outline-level="">
      <style:paragraph-properties fo:margin-top="0cm" fo:margin-bottom="0.212cm" fo:line-height="200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style style:name="Основной_20_текст_20_2_20_Знак" style:display-name="Основной текст 2 Знак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669cm" style:num-format="1" style:print-orientation="portrait" fo:margin-top="1.588cm" fo:margin-bottom="0.143cm" fo:margin-left="1.799cm" fo:margin-right="0.917cm" style:writing-mode="lr-tb" style:layout-grid-color="#c0c0c0" style:layout-grid-lines="2793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</office:automatic-styles>
  <office:master-styles>
    <style:master-page style:name="Standard" style:page-layout-name="Mpm1"/>
    <style:master-page style:name="Converted2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8</meta:editing-cycles>
    <meta:creation-date>2019-04-02T18:11:00</meta:creation-date>
    <dc:date>2019-04-19T10:42:00.93</dc:date>
    <meta:editing-duration>PT1H30M48S</meta:editing-duration>
    <meta:generator>OpenOffice/4.0.1$Win32 OpenOffice.org_project/401m5$Build-9714</meta:generator>
    <meta:document-statistic meta:table-count="0" meta:image-count="0" meta:object-count="0" meta:page-count="2" meta:paragraph-count="26" meta:word-count="481" meta:character-count="4257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